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00034e"/>
    </style:style>
    <style:style style:name="P2" style:family="paragraph" style:parent-style-name="Standard">
      <style:text-properties officeooo:rsid="0002a5b7" officeooo:paragraph-rsid="0000034e"/>
    </style:style>
    <style:style style:name="P3" style:family="paragraph" style:parent-style-name="Standard">
      <style:text-properties officeooo:rsid="0002a5b7" officeooo:paragraph-rsid="0002a5b7"/>
    </style:style>
    <style:style style:name="P4" style:family="paragraph" style:parent-style-name="Standard">
      <style:text-properties officeooo:rsid="0003580b" officeooo:paragraph-rsid="0003580b"/>
    </style:style>
    <style:style style:name="P5" style:family="paragraph" style:parent-style-name="Heading_20_3">
      <style:paragraph-properties fo:padding="0.049cm" fo:border="0.06pt solid #d9d9e3"/>
    </style:style>
    <style:style style:name="P6" style:family="paragraph" style:parent-style-name="Text_20_body">
      <style:paragraph-properties fo:padding="0.049cm" fo:border="0.06pt solid #d9d9e3"/>
    </style:style>
    <style:style style:name="P7" style:family="paragraph" style:parent-style-name="Standard">
      <style:text-properties officeooo:rsid="0000034e" officeooo:paragraph-rsid="0000034e"/>
    </style:style>
    <style:style style:name="P8" style:family="paragraph" style:parent-style-name="Standard">
      <style:text-properties officeooo:rsid="00042dad" officeooo:paragraph-rsid="0003580b"/>
    </style:style>
    <style:style style:name="P9" style:family="paragraph" style:parent-style-name="Standard">
      <style:text-properties officeooo:rsid="00042dad" officeooo:paragraph-rsid="00042dad"/>
    </style:style>
    <style:style style:name="P10" style:family="paragraph" style:parent-style-name="Standard">
      <style:text-properties officeooo:rsid="0007cc89" officeooo:paragraph-rsid="0007cc89"/>
    </style:style>
    <style:style style:name="P11" style:family="paragraph" style:parent-style-name="Standard">
      <style:text-properties officeooo:rsid="000a8f68" officeooo:paragraph-rsid="000a8f68"/>
    </style:style>
    <style:style style:name="P12" style:family="paragraph" style:parent-style-name="Standard" style:list-style-name="L1">
      <style:text-properties officeooo:rsid="0002a5b7" officeooo:paragraph-rsid="0002a5b7"/>
    </style:style>
    <style:style style:name="P13" style:family="paragraph" style:parent-style-name="Standard">
      <style:text-properties officeooo:rsid="00042dad" officeooo:paragraph-rsid="00042dad"/>
    </style:style>
    <style:style style:name="P14" style:family="paragraph" style:parent-style-name="Text_20_body" style:list-style-name="L2">
      <style:paragraph-properties fo:padding="0.049cm" fo:border="0.06pt solid #d9d9e3"/>
    </style:style>
    <style:style style:name="P15" style:family="paragraph" style:parent-style-name="Text_20_body" style:list-style-name="L2">
      <style:paragraph-properties fo:margin-top="0cm" fo:margin-bottom="0cm" style:contextual-spacing="false" fo:padding="0.049cm" fo:border="0.06pt solid #d9d9e3"/>
    </style:style>
    <style:style style:name="P16" style:family="paragraph" style:parent-style-name="Text_20_body" style:list-style-name="L3">
      <style:paragraph-properties fo:padding="0.049cm" fo:border="0.06pt solid #d9d9e3"/>
    </style:style>
    <style:style style:name="P17" style:family="paragraph" style:parent-style-name="Text_20_body" style:list-style-name="L3">
      <style:paragraph-properties fo:margin-top="0cm" fo:margin-bottom="0cm" style:contextual-spacing="false" fo:padding="0.049cm" fo:border="0.06pt solid #d9d9e3"/>
    </style:style>
    <style:style style:name="P18" style:family="paragraph" style:parent-style-name="Text_20_body">
      <style:text-properties officeooo:rsid="0002a5b7" officeooo:paragraph-rsid="0002a5b7"/>
    </style:style>
    <style:style style:name="P19" style:family="paragraph" style:parent-style-name="Text_20_body">
      <style:text-properties officeooo:rsid="000c778a" officeooo:paragraph-rsid="000c778a"/>
    </style:style>
    <style:style style:name="P20" style:family="paragraph" style:parent-style-name="Text_20_body">
      <style:text-properties fo:font-style="normal" officeooo:rsid="000c778a" officeooo:paragraph-rsid="000c778a" style:font-style-asian="normal" style:font-style-complex="normal"/>
    </style:style>
    <style:style style:name="P21" style:family="paragraph" style:parent-style-name="Text_20_body">
      <style:text-properties fo:font-style="normal" officeooo:rsid="000dcc32" officeooo:paragraph-rsid="000dcc32"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loext:padding="0.049cm" loext:border="0.06pt solid #d9d9e3"/>
    </style:style>
    <style:style style:name="T4" style:family="text">
      <style:text-properties officeooo:rsid="00083d11"/>
    </style:style>
    <style:style style:name="T5" style:family="text">
      <style:text-properties officeooo:rsid="000955bf"/>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7">Bibliografía: </text:p>
      <text:p text:style-name="P1"><text:a xlink:type="simple" xlink:href="https://www.xataka.com/basics/partes-placa-base-te-explicamos-sus-componentes-forma-sencilla-entiendas-que-tiene#:~:text=Qué%20es%20la%20placa%20base%20del%20ordenador&amp;text=La%20placa%20base%20es%20esa,ranura%20para%20que%20puedas%20conectarla." text:style-name="Internet_20_link" text:visited-style-name="Visited_20_Internet_20_Link">Partes de una placa base: componentes y para qué sirve cada uno (xataka.com)</text:a> </text:p>
      <text:p text:style-name="P1"><text:a xlink:type="simple" xlink:href="https://concepto.de/microprocesador/#:~:text=¿Qué%20es%20un%20microprocesador%3F%20Se%20llama%20microprocesador%20o,el%20Sistema%20Operativo%20hasta%20el%20Software%20de%20aplicación." text:style-name="Internet_20_link" text:visited-style-name="Visited_20_Internet_20_Link">Microprocesador - Concepto, historia y características</text:a> </text:p>
      <text:p text:style-name="P1"><text:a xlink:type="simple" xlink:href="https://www.xataka.com/basics/memoria-ram-que-sirve-como-mirar-cuanta-tiene-tu-ordenador-movil" text:style-name="Internet_20_link" text:visited-style-name="Visited_20_Internet_20_Link">Memoria RAM: qué es, para qué sirve y cómo mirar cuánta tiene tu ordenador o móvil (xataka.com)</text:a> </text:p>
      <text:p text:style-name="P1"><text:a xlink:type="simple" xlink:href="https://www.xataka.com/basics/tarjeta-grafica-que-que-hay-dentro-como-funciona" text:style-name="Internet_20_link" text:visited-style-name="Visited_20_Internet_20_Link">Tarjeta gráfica: qué es, qué hay dentro y cómo funciona (xataka.com)</text:a> </text:p>
      <text:p text:style-name="P1"><text:a xlink:type="simple" xlink:href="https://www.elgrupoinformatico.com/noticias/disco-duro-que-tipos-como-funciona-t79244.html" text:style-name="Internet_20_link" text:visited-style-name="Visited_20_Internet_20_Link">Disco duro: qué es, tipos y cómo funciona (elgrupoinformatico.com)</text:a> </text:p>
      <text:p text:style-name="P1"><text:a xlink:type="simple" xlink:href="https://hardwaresfera.com/articulos/volumenes-windows-10/" text:style-name="Internet_20_link" text:visited-style-name="Visited_20_Internet_20_Link">✅ Tipos de volumen en Windows 10 - Qué son y para qué sirven (hardwaresfera.com)</text:a> </text:p>
      <text:p text:style-name="P1"><text:a xlink:type="simple" xlink:href="https://www.pccomponentes.com/bios-uefi-que-es" text:style-name="Internet_20_link" text:visited-style-name="Visited_20_Internet_20_Link">BIOS UEFI: qué es y su relación con la placa base | Blog PcComponentes</text:a> </text:p>
      <text:p text:style-name="P1"><text:a xlink:type="simple" xlink:href="https://hardzone.es/reportajes/que-es/disco-dinamico-basico/" text:style-name="Internet_20_link" text:visited-style-name="Visited_20_Internet_20_Link">Qué es un disco dinámico y qué ventajas te aporta frente a uno básico (hardzone.es)</text:a> </text:p>
      <text:p text:style-name="P1"><text:a xlink:type="simple" xlink:href="https://hardzone.es/tutoriales/montaje/raid-discos-duros/" text:style-name="Internet_20_link" text:visited-style-name="Visited_20_Internet_20_Link">RAID de discos duros: qué es, para qué sirve y qué tipos hay (hardzone.es)</text:a> </text:p>
      <text:p text:style-name="P1"/>
      <text:p text:style-name="P2">Los diferentes tipos de volúmenes que hay para hacer una partición en Windows son los siguientes:</text:p>
      <text:list xml:id="list718731259" text:style-name="L1">
        <text:list-item>
          <text:p text:style-name="P12">Volumen Simple: <text:span text:style-name="T4">funciona como si fuera una unidad físicamente independiente. Un volumen simplemente solo va a <text:s/>poder abarcar una sola región de un disco o varias regiones del mismo disco vinculadas entre sí.</text:span></text:p>
        </text:list-item>
        <text:list-item>
          <text:p text:style-name="P12">Volumen Distribuido: <text:span text:style-name="T4">combina áreas de espacio sin asignar de varios discos en un volumen lógico, lo que le permite usar de forma más eficaz todo el espacio y todas las letras en un sistema de varios discos.</text:span></text:p>
        </text:list-item>
        <text:list-item>
          <text:p text:style-name="P12">Volumen Seccionado: <text:span text:style-name="T5">se crea combinando áreas de espacio libre en dos o más discos en un volumen lógico. Los volúmenes seccionados usan RAID-0, que distribuye los datos entre varios discos. Los volúmenes seccionados no se pueden ampliar ni reflejar y no ofrecen tolerancia a errores. Si se produce un error en uno de los discos que contienen un volumen seccionado, se produce un error en todo el volumen. Al crear volúmenes seccionados, es mejor usar discos con el mismo tamaño, modelo y fabricante.</text:span></text:p>
        </text:list-item>
        <text:list-item>
          <text:p text:style-name="P12">Volumen Reflejado: <text:span text:style-name="T5">es un volumen tolerante a errores que proporciona redundancia da datos mediante dos copias, o plexas, del volumen para duplicar los datos almacenados en el volumen. Todos los datos que se escriben en el volumen reflejado se escriben en ambos plexos, que se encuentran en discos físicos independientes. Si se produce un error en uno de los discos físicos, los datos del disco con errores no estarán disponibles, pero el sistema seguirá funcionando con el disco no afectado.</text:span></text:p>
        </text:list-item>
        <text:list-item>
          <text:p text:style-name="P12">Volumen RAID 5: <text:span text:style-name="T5">es un volumen tolerante a errores con datos y paridad seccionados intermitentemente entre 3 o más discos físicos. Si se produce un error en una parte de un disco físico, puede volver a crear los datos que se encontraban en la parte con errores de los datos restantes y la paridad. Este tipo de volumen (también denominado volumen RAID-5) es una buena solución para la redundancia de datos en un entorno de equipo en el que la mayoría de las actividades constan de lectura de datos.</text:span></text:p>
        </text:list-item>
      </text:list>
      <text:p text:style-name="P3"/>
      <text:p text:style-name="P10">Existen dos tipos de particiones MBR y GPT.</text:p>
      <text:p text:style-name="P10">La BIOS utiliza el esquema MBR, mientras que la UEFI utiliza el esquema GPT.</text:p>
      <text:p text:style-name="P11">La paridad es el calculo de los datos y los almacenamos para utilizarlo en caso de que perdamos algún dato.</text:p>
      <text:p text:style-name="P4">Comando para mirar los discos y las particiones que tienes en Ubuntu es: fdisk – l</text:p>
      <text:p text:style-name="P4">Comando para entra en tu disco desde la terminal en Ubuntu es: fdisk y el nombre del disco</text:p>
      <text:p text:style-name="P8">Los dispositivos físicos se añaden en el directorio /dev</text:p>
      <text:p text:style-name="P9">El montaje de cada partición de disco se realiza en el directorio /<text:span text:style-name="T1">media</text:span><text:span text:style-name="T2">/&lt;usuario&gt;</text:span></text:p>
      <text:p text:style-name="P9"><text:span text:style-name="T2">La fase (negro, gris o marrón), que es el conductor por lo que entra la corriente eléctrica. </text:span></text:p>
      <text:p text:style-name="P9"><text:span text:style-name="T2">El neutro (azul claro), que es el conductor por donde la corriente sale de la vivienda tras recorrer los circuitos. </text:span></text:p>
      <text:p text:style-name="P9"><text:soft-page-break/><text:span text:style-name="T2">El cable de toma a tierra (verde y amarillo) que va desde los circuitos de la vivienda al cuadro de dispositivos generales de mando y protección, y de allí, la toma de tierra del edificio. </text:span></text:p>
      <text:p text:style-name="P4"/>
      <text:p text:style-name="P18">Los discos básicos y dinámicos son dos tipos principales de discos en sistemas operativos Windows, que incluyen versiones como Windows 7, Windows 8, Windows 10 y sus variantes de servidor. Estos conceptos están relacionados con la gestión de almacenamiento en el sistema y tienen algunas diferencias clave.</text:p>
      <text:p text:style-name="P19">Comando para formatear el RAID: <text:s/>mkfs.ext4 /<text:span text:style-name="T1">dev</text:span><text:span text:style-name="T2">/md0</text:span></text:p>
      <text:p text:style-name="P19"><text:span text:style-name="T2">Comando para montar el RAID en una carpeta: mount -t ext4 /</text:span><text:span text:style-name="T1">dev/md0 raid5 que sería el nombre de la carpeta</text:span></text:p>
      <text:p text:style-name="P20">Comando para crear un RAID5 con el mdadm: mdadm –create <text:span text:style-name="T1">dev</text:span>/md0 –level=5 –radid-devices=3 <text:span text:style-name="T1">dev/sdb dev/sdc dev/sdd</text:span></text:p>
      <text:p text:style-name="P20">Comando para comprobar que el RAID se ha creado: lsblk</text:p>
      <text:p text:style-name="P21">Comando para crear una carpeta: mkdir “nombre de la carpeta”</text:p>
      <text:p text:style-name="P21">Comando para crear un archivo vacío: mkdir touch “nombre del archivo”</text:p>
      <text:p text:style-name="P21">Comando para crear el pv: pvcreate</text:p>
      <text:p text:style-name="P21">Comando para crear un pv en la partición sda: pvcreate <text:span text:style-name="T1">dev</text:span>/sda</text:p>
      <text:p text:style-name="P21">Comando para <text:s/>crear un pv en el RAID: pvcreate <text:span text:style-name="T1">dev</text:span>/md0</text:p>
      <text:p text:style-name="P21">Nos muestra información de los pv: pvs </text:p>
      <text:p text:style-name="P21">Comando para crear un grupo vg: vgcreate</text:p>
      <text:p text:style-name="P21">Comando para crear un vg en una partición: vgcreate “nombre del grupo” <text:span text:style-name="T1">dev</text:span>/sda3</text:p>
      <text:p text:style-name="P21">Nos muestra información de los vg: vgs </text:p>
      <text:p text:style-name="P21">Comando para crear el lv: lvcreate</text:p>
      <text:p text:style-name="P21">Comando para crear un lv bien hecho: lvcreate -L “ tamaño del LV” (40M) -n “ nombre del Lv” (musica) “nombre del vg que creamos anteriormente” (multimedia)</text:p>
      <text:p text:style-name="P21">Nos muestra información de los lv: lvs </text:p>
      <text:p text:style-name="P21">Comando para formatear el LV: mkfs.ext4 <text:span text:style-name="T1">dev</text:span>/multimedia(VG)/musica(LV)</text:p>
      <text:p text:style-name="P21">Comando para montar el LV: mount <text:span text:style-name="T1">dev</text:span>/multimedia(VG)/musica(LV) /<text:span text:style-name="T1">media</text:span>/(Nombre de la carpeta donde la vas a guardar.</text:p>
      <text:h text:style-name="P5" text:outline-level="3">Discos Básicos:</text:h>
      <text:list xml:id="list2510660811" text:style-name="L2">
        <text:list-item>
          <text:p text:style-name="P14"><text:span text:style-name="Strong_20_Emphasis"><text:span text:style-name="T3">Particiones primarias y extendidas:</text:span></text:span></text:p>
          <text:list>
            <text:list-item>
              <text:p text:style-name="P15">Los discos básicos utilizan particiones primarias y extendidas.</text:p>
            </text:list-item>
            <text:list-item>
              <text:p text:style-name="P15">En un disco básico, las particiones son independientes y no se pueden dividir en subparticiones.</text:p>
            </text:list-item>
          </text:list>
        </text:list-item>
        <text:list-item>
          <text:p text:style-name="P14"><text:span text:style-name="Strong_20_Emphasis"><text:span text:style-name="T3">Sistema de archivos:</text:span></text:span></text:p>
          <text:list>
            <text:list-item>
              <text:p text:style-name="P15"><text:soft-page-break/>Los discos básicos son compatibles con sistemas de archivos como NTFS, FAT32, y exFAT.</text:p>
            </text:list-item>
          </text:list>
        </text:list-item>
        <text:list-item>
          <text:p text:style-name="P14"><text:span text:style-name="Strong_20_Emphasis"><text:span text:style-name="T3">Funciones básicas:</text:span></text:span></text:p>
          <text:list>
            <text:list-item>
              <text:p text:style-name="P14">Los discos básicos son más simples y ofrecen funciones de almacenamiento básicas, como la creación de particiones y el formato de volúmenes.</text:p>
            </text:list-item>
          </text:list>
        </text:list-item>
      </text:list>
      <text:h text:style-name="P5" text:outline-level="3">Discos Dinámicos:</text:h>
      <text:list xml:id="list4292966897" text:style-name="L3">
        <text:list-item>
          <text:p text:style-name="P16"><text:span text:style-name="Strong_20_Emphasis"><text:span text:style-name="T3">Volúmenes dinámicos:</text:span></text:span></text:p>
          <text:list>
            <text:list-item>
              <text:p text:style-name="P17">Los discos dinámicos utilizan volúmenes dinámicos en lugar de particiones.</text:p>
            </text:list-item>
            <text:list-item>
              <text:p text:style-name="P17">Los volúmenes dinámicos pueden extenderse a través de varios discos físicos y pueden dividirse en subvolúmenes.</text:p>
            </text:list-item>
          </text:list>
        </text:list-item>
        <text:list-item>
          <text:p text:style-name="P16"><text:span text:style-name="Strong_20_Emphasis"><text:span text:style-name="T3">Mayor flexibilidad:</text:span></text:span></text:p>
          <text:list>
            <text:list-item>
              <text:p text:style-name="P17">Los discos dinámicos ofrecen funciones avanzadas como la capacidad de extender un volumen sin tener que reconfigurar el sistema de archivos o perder datos.</text:p>
            </text:list-item>
          </text:list>
        </text:list-item>
        <text:list-item>
          <text:p text:style-name="P16"><text:span text:style-name="Strong_20_Emphasis"><text:span text:style-name="T3">Tipos de volúmenes dinámicos:</text:span></text:span></text:p>
          <text:list>
            <text:list-item>
              <text:p text:style-name="P17"><text:span text:style-name="Strong_20_Emphasis"><text:span text:style-name="T3">Volumen Simple:</text:span></text:span> Se puede asignar a un solo disco.</text:p>
            </text:list-item>
            <text:list-item>
              <text:p text:style-name="P17"><text:span text:style-name="Strong_20_Emphasis"><text:span text:style-name="T3">Espejo:</text:span></text:span> Proporciona redundancia al duplicar los datos en dos discos.</text:p>
            </text:list-item>
            <text:list-item>
              <text:p text:style-name="P17"><text:span text:style-name="Strong_20_Emphasis"><text:span text:style-name="T3">RAID-5:</text:span></text:span> Distribuye los datos y la paridad a través de varios discos para ofrecer redundancia y rendimiento.</text:p>
            </text:list-item>
          </text:list>
        </text:list-item>
        <text:list-item>
          <text:p text:style-name="P16"><text:span text:style-name="Strong_20_Emphasis"><text:span text:style-name="T3">Migración entre discos:</text:span></text:span></text:p>
          <text:list>
            <text:list-item>
              <text:p text:style-name="P16">Los discos dinámicos permiten la migración de datos entre discos sin pérdida de información.</text:p>
            </text:list-item>
          </text:list>
        </text:list-item>
      </text:list>
      <text:p text:style-name="P6">Es importante tener en cuenta que una vez que conviertes un disco básico en un disco dinámico, no puedes revertirlo fácilmente a un disco básico sin perder datos. La elección entre discos básicos y dinámicos depende de los requisitos específicos de almacenamiento y la funcionalidad que necesites en tu sistema.</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2-06T10:20:02.361000000</meta:creation-date>
    <dc:date>2023-12-06T20:52:32.809000000</dc:date>
    <meta:editing-duration>PT1H17M26S</meta:editing-duration>
    <meta:editing-cycles>10</meta:editing-cycles>
    <meta:generator>LibreOffice/7.3.0.3$Windows_X86_64 LibreOffice_project/0f246aa12d0eee4a0f7adcefbf7c878fc2238db3</meta:generator>
    <meta:document-statistic meta:table-count="0" meta:image-count="0" meta:object-count="0" meta:page-count="3" meta:paragraph-count="66" meta:word-count="1123" meta:character-count="6715" meta:non-whitespace-character-count="5661"/>
  </office:meta>
</office:document-meta>
</file>